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40f10" officeooo:paragraph-rsid="00140f10"/>
    </style:style>
    <style:style style:name="P2" style:family="paragraph" style:parent-style-name="Standard" style:list-style-name="L1">
      <style:text-properties fo:language="en" fo:country="US" officeooo:rsid="00140f10" officeooo:paragraph-rsid="00140f10"/>
    </style:style>
    <style:style style:name="P3" style:family="paragraph" style:parent-style-name="Standard" style:list-style-name="L1">
      <style:text-properties fo:language="en" fo:country="US" officeooo:rsid="00140f10" officeooo:paragraph-rsid="001475b5"/>
    </style:style>
    <style:style style:name="P4" style:family="paragraph" style:parent-style-name="Standard">
      <style:text-properties fo:language="en" fo:country="US" officeooo:rsid="001475b5" officeooo:paragraph-rsid="0019d721"/>
    </style:style>
    <style:style style:name="P5" style:family="paragraph" style:parent-style-name="Standard">
      <style:text-properties fo:language="en" fo:country="US" officeooo:paragraph-rsid="001b7c7c"/>
    </style:style>
    <style:style style:name="P6" style:family="paragraph" style:parent-style-name="Standard">
      <style:text-properties fo:language="en" fo:country="US" officeooo:rsid="001b9d23" officeooo:paragraph-rsid="001b9d23"/>
    </style:style>
    <style:style style:name="P7" style:family="paragraph" style:parent-style-name="Standard">
      <style:text-properties fo:language="en" fo:country="US" officeooo:rsid="001b9d23" officeooo:paragraph-rsid="001ed59d"/>
    </style:style>
    <style:style style:name="P8" style:family="paragraph" style:parent-style-name="Standard">
      <style:text-properties fo:language="en" fo:country="US" officeooo:rsid="0022296b" officeooo:paragraph-rsid="0024bb9e"/>
    </style:style>
    <style:style style:name="P9" style:family="paragraph" style:parent-style-name="Standard">
      <style:text-properties fo:language="en" fo:country="US" officeooo:rsid="001e4e53" officeooo:paragraph-rsid="001e4e53"/>
    </style:style>
    <style:style style:name="P10" style:family="paragraph" style:parent-style-name="Standard">
      <style:text-properties fo:language="en" fo:country="US" officeooo:rsid="001e4e53" officeooo:paragraph-rsid="001ed59d"/>
    </style:style>
    <style:style style:name="P11" style:family="paragraph" style:parent-style-name="Standard">
      <style:text-properties officeooo:rsid="001b9d23" officeooo:paragraph-rsid="001b9d23"/>
    </style:style>
    <style:style style:name="P12" style:family="paragraph" style:parent-style-name="Standard">
      <style:text-properties style:font-name="LM Mono 12" fo:language="en" fo:country="US" fo:font-style="normal" officeooo:rsid="001b9d23" officeooo:paragraph-rsid="001b9d23" style:font-style-asian="normal" style:font-style-complex="normal"/>
    </style:style>
    <style:style style:name="P13" style:family="paragraph" style:parent-style-name="Title">
      <style:text-properties fo:language="en" fo:country="US"/>
    </style:style>
    <style:style style:name="P14" style:family="paragraph" style:parent-style-name="Heading_20_1">
      <style:text-properties fo:language="en" fo:country="US"/>
    </style:style>
    <style:style style:name="P15" style:family="paragraph" style:parent-style-name="Subtitle">
      <style:text-properties fo:language="en" fo:country="US"/>
    </style:style>
    <style:style style:name="P16" style:family="paragraph" style:parent-style-name="Heading_20_2">
      <style:text-properties fo:language="en" fo:country="US"/>
    </style:style>
    <style:style style:name="P17" style:family="paragraph" style:parent-style-name="Heading_20_2">
      <style:text-properties fo:language="en" fo:country="US" officeooo:rsid="001b9d23" officeooo:paragraph-rsid="00205436"/>
    </style:style>
    <style:style style:name="P18" style:family="paragraph" style:parent-style-name="Heading_20_2">
      <style:text-properties fo:language="en" fo:country="US" officeooo:rsid="001b9d23" officeooo:paragraph-rsid="001e4e53"/>
    </style:style>
    <style:style style:name="P19" style:family="paragraph" style:parent-style-name="Heading_20_3">
      <style:text-properties fo:language="en" fo:country="US"/>
    </style:style>
    <style:style style:name="T1" style:family="text">
      <style:text-properties officeooo:rsid="001475b5"/>
    </style:style>
    <style:style style:name="T2" style:family="text">
      <style:text-properties fo:language="en" fo:country="US"/>
    </style:style>
    <style:style style:name="T3" style:family="text">
      <style:text-properties fo:language="en" fo:country="US" officeooo:rsid="001823e9"/>
    </style:style>
    <style:style style:name="T4" style:family="text">
      <style:text-properties fo:language="en" fo:country="US" officeooo:rsid="001b7c7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officeooo:rsid="0015ea08" style:font-style-asian="normal" style:font-style-complex="normal"/>
    </style:style>
    <style:style style:name="T7" style:family="text">
      <style:text-properties fo:language="en" fo:country="US" fo:font-style="normal" officeooo:rsid="0017d98a" style:font-style-asian="normal" style:font-style-complex="normal"/>
    </style:style>
    <style:style style:name="T8" style:family="text">
      <style:text-properties fo:language="en" fo:country="US" fo:font-style="normal" officeooo:rsid="001e4e53" style:font-style-asian="normal" style:font-style-complex="normal"/>
    </style:style>
    <style:style style:name="T9" style:family="text">
      <style:text-properties fo:language="en" fo:country="US" fo:font-style="normal" officeooo:rsid="001ed59d" style:font-style-asian="normal" style:font-style-complex="normal"/>
    </style:style>
    <style:style style:name="T10" style:family="text">
      <style:text-properties fo:language="en" fo:country="US" fo:font-style="normal" officeooo:rsid="001b9d23"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5ea08" style:font-style-asian="italic" style:font-style-complex="italic"/>
    </style:style>
    <style:style style:name="T13" style:family="text">
      <style:text-properties fo:language="en" fo:country="US" officeooo:rsid="0015ea08"/>
    </style:style>
    <style:style style:name="T14" style:family="text">
      <style:text-properties officeooo:rsid="0015ea08"/>
    </style:style>
    <style:style style:name="T15" style:family="text">
      <style:text-properties officeooo:rsid="0017d98a"/>
    </style:style>
    <style:style style:name="T16" style:family="text">
      <style:text-properties fo:font-style="italic" style:font-style-asian="italic" style:font-style-complex="italic"/>
    </style:style>
    <style:style style:name="T17" style:family="text">
      <style:text-properties fo:font-style="italic" officeooo:rsid="0015ea08" style:font-style-asian="italic" style:font-style-complex="italic"/>
    </style:style>
    <style:style style:name="T18" style:family="text">
      <style:text-properties fo:font-style="italic" officeooo:rsid="0017d98a" style:font-style-asian="italic" style:font-style-complex="italic"/>
    </style:style>
    <style:style style:name="T19" style:family="text">
      <style:text-properties fo:font-style="italic" officeooo:rsid="001b7c7c" style:font-style-asian="italic" style:font-style-complex="italic"/>
    </style:style>
    <style:style style:name="T20" style:family="text">
      <style:text-properties officeooo:rsid="001823e9"/>
    </style:style>
    <style:style style:name="T21" style:family="text">
      <style:text-properties officeooo:rsid="001b7c7c"/>
    </style:style>
    <style:style style:name="T22" style:family="text">
      <style:text-properties fo:font-style="normal" style:font-style-asian="normal" style:font-style-complex="normal"/>
    </style:style>
    <style:style style:name="T23" style:family="text">
      <style:text-properties fo:font-style="normal" officeooo:rsid="001b7c7c" style:font-style-asian="normal" style:font-style-complex="normal"/>
    </style:style>
    <style:style style:name="T24" style:family="text">
      <style:text-properties fo:font-style="normal" officeooo:rsid="0015ea08" style:font-style-asian="normal" style:font-style-complex="normal"/>
    </style:style>
    <style:style style:name="T25" style:family="text">
      <style:text-properties fo:font-style="normal" officeooo:rsid="001e4e53" style:font-style-asian="normal" style:font-style-complex="normal"/>
    </style:style>
    <style:style style:name="T26" style:family="text">
      <style:text-properties fo:font-style="normal" officeooo:rsid="0017d98a" style:font-style-asian="normal" style:font-style-complex="normal"/>
    </style:style>
    <style:style style:name="T27" style:family="text">
      <style:text-properties fo:font-style="normal" officeooo:rsid="001ed59d" style:font-style-asian="normal" style:font-style-complex="normal"/>
    </style:style>
    <style:style style:name="T28" style:family="text">
      <style:text-properties officeooo:rsid="00230e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SoWC 2019 Dissolve tool</text:p>
      <text:p text:style-name="P15">Documentation</text:p>
      <text:p text:style-name="P1"/>
      <text:h text:style-name="P14" text:outline-level="1">Concept</text:h>
      <text:p text:style-name="P1">The ESoWC 2019 Dissolve tool has been implemented as three components:</text:p>
      <text:list xml:id="list2521676369" text:style-name="L1">
        <text:list-item>
          <text:p text:style-name="P2">add a new partner region to existing partner regions<text:line-break/>This tool adds a new partner region to existing partner regions. Partner regions are assigned to a dissemination center, and the purpose of this tool is to expand the area of the respective dissemination center. While adding a new partner region, topological cleaning is automatically performed to ensure topological consistency</text:p>
        </text:list-item>
        <text:list-item>
          <text:p text:style-name="P2">update grid points with all partner regions<text:line-break/>A grid of points exists for the total area of interest. Each grid point has an attribute with the IDs of the partner regions <text:span text:style-name="T1">that intersect with the basin where the grid point is located. This attribute is updated with this tool.</text:span></text:p>
        </text:list-item>
        <text:list-item>
          <text:p text:style-name="P3">update river basins with all partner regions<text:line-break/><text:span text:style-name="T1">Each basin has </text:span>an attribute with the IDs of the partner regions <text:span text:style-name="T1">that intersect with the basin. This attribute is updated with this tool.</text:span></text:p>
        </text:list-item>
      </text:list>
      <text:p text:style-name="P1"/>
      <text:h text:style-name="P14" text:outline-level="1">Implementation</text:h>
      <text:p text:style-name="P4">The three tools have been implemented as GRASS GIS addons <text:span text:style-name="T17">v.ecmwf.addregion</text:span><text:span text:style-name="T14">, </text:span><text:span text:style-name="T17">v.ecmwf.gridpoints</text:span><text:span text:style-name="T14">, </text:span><text:span text:style-name="T17">v.ecmwf.riverbasins</text:span>. <text:span text:style-name="T15">The GRASS addons are available at </text:span><text:a xlink:type="simple" xlink:href="https://github.com/esowc/gis_dissolve_tool/tree/master/GRASS_addons" text:style-name="Internet_20_link" text:visited-style-name="Visited_20_Internet_20_Link"><text:span text:style-name="T15">https://github.com/esowc/gis_dissolve_tool/tree/master/GRASS_addons</text:span></text:a><text:span text:style-name="T15">. Additionally, QGIS plugins have been created as wrappers for the </text:span>GRASS GIS addons. <text:span text:style-name="T15">The respective QGIS plugins are </text:span><text:span text:style-name="T18">ECMWF add partner region</text:span><text:span text:style-name="T15">, </text:span><text:span text:style-name="T18">ECMWF update gridpoints</text:span><text:span text:style-name="T15">, <text:s/></text:span><text:span text:style-name="T18">ECMWF update basins</text:span><text:span text:style-name="T15">. The QGIS plugins are available at </text:span><text:a xlink:type="simple" xlink:href="https://github.com/esowc/gis_dissolve_tool/tree/master/QGIS_plugin" text:style-name="Internet_20_link" text:visited-style-name="Visited_20_Internet_20_Link"><text:span text:style-name="T15">https://github.com/esowc/gis_dissolve_tool/tree/master/QGIS_plugin</text:span></text:a><text:span text:style-name="T15">. <text:s/>The QGIS plugins use GRASS GIS to execute the respective GRASS GIS addons.</text:span></text:p>
      <text:h text:style-name="P14" text:outline-level="1">Installation</text:h>
      <text:h text:style-name="P16" text:outline-level="2">Requirements</text:h>
      <text:p text:style-name="P5"><text:span text:style-name="T21">Both the GRASS GIS addons and the QGIS plugins require a Linux operating system. For both the GRASS addons and the QGIS plugins, GRASS GIS 7 is required. The recommended version is GRASS GIS 7.6 or higher. The QGIS plugins are compatible with QGIS 3. The recommended version is QGIS 3.6 or higher. If GRASS GIS is installed in a non-standard loctation like </text:span><text:span text:style-name="T16">/usr/local/apps/qgis/3.6.2/deps/bin/</text:span><text:bookmark text:name="0.2365946302651758"/>, <text:span text:style-name="T21">this location needs to be added to the PATH variable, or a link to the GRASS GIS startup script, e.g. </text:span><text:span text:style-name="T19">grass76</text:span><text:span text:style-name="T21">, must be created in a location that is included in the PATH variable. Such a link could be created e.g. in </text:span><text:span text:style-name="T19">/usr/local/bin</text:span><text:span text:style-name="T23"> or in </text:span><text:span text:style-name="T19">${HOME}/bin</text:span><text:span text:style-name="T23">.</text:span></text:p>
      <text:h text:style-name="P16" text:outline-level="2"><text:soft-page-break/>Installation of the GRASS GIS addons</text:h>
      <text:p text:style-name="P6"><text:span text:style-name="T22">The GRASS GIS addons </text:span><text:span text:style-name="T17">v.ecmwf.addregion</text:span><text:span text:style-name="T24">, </text:span><text:span text:style-name="T17">v.ecmwf.gridpoints</text:span><text:span text:style-name="T24">, </text:span><text:span text:style-name="T17">v.ecmwf.riverbasins </text:span><text:span text:style-name="T22">can be installed by starting a GRASS GIS session, then using e.g.</text:span></text:p>
      <text:p text:style-name="P12">g.extension extension=<text:span text:style-name="T14">v.ecmwf.addregion </text:span>url=/path/to/<text:span text:style-name="T14">v.ecmwf.addregion</text:span></text:p>
      <text:p text:style-name="P6"><text:span text:style-name="T24">T</text:span><text:span text:style-name="T22">he url must in this example point to the folder </text:span><text:span text:style-name="T16">v.ecmwf.addregion</text:span><text:span text:style-name="T22">.</text:span></text:p>
      <text:h text:style-name="P17" text:outline-level="2"><text:span text:style-name="T25">Usage </text:span><text:span text:style-name="T22">of the GRASS GIS addons</text:span></text:h>
      <text:p text:style-name="P8">The GRASS GIS addons have each a manual page, available within a GRASS GIS session with e.g. <text:span text:style-name="T25">“</text:span>g.manual entry=v.ecmwf.addregio<text:span text:style-name="T28">n</text:span>“, explaining all parameters.</text:p>
      <text:h text:style-name="P16" text:outline-level="2">Installation of the QGIS plugins</text:h>
      <text:p text:style-name="P11"><text:span text:style-name="T5">The folders of the QGIS plugins available at </text:span><text:a xlink:type="simple" xlink:href="https://github.com/esowc/gis_dissolve_tool/tree/master/QGIS_plugin" text:style-name="Internet_20_link" text:visited-style-name="Visited_20_Internet_20_Link"><text:span text:style-name="T7">https://github.com/esowc/gis_dissolve_tool/tree/master/QGIS_plugin</text:span></text:a><text:span text:style-name="T5"> must each be archived in a zip file, then installed within QGIS: Plugins → Manage and Install Plugins... </text:span></text:p>
      <text:h text:style-name="P18" text:outline-level="2"><text:span text:style-name="T25">Usage </text:span><text:span text:style-name="T22">of the QGIS plugins</text:span></text:h>
      <text:h text:style-name="P19" text:outline-level="3">Add partner region</text:h>
      <text:p text:style-name="P9"><text:span text:style-name="T22">The parameter “Minimum gap size”, units are square meters, should be left at its default and only be changed if the results are not as expected: too many small areas disappeared (decrease) or too many gaps are present in the output (increase).</text:span></text:p>
      <text:p text:style-name="P9"><text:span text:style-name="T22">The parameter “Folder with v.ecmwf.addregion” must point to the GRASS GIS addon folder “v.ecmwf.addregion”, this GRASS GIS addon will be installed by the QGIS plugin.</text:span></text:p>
      <text:h text:style-name="P19" text:outline-level="3">Update gridpoints</text:h>
      <text:p text:style-name="P10"><text:span text:style-name="T22">The parameter “</text:span><text:span text:style-name="T27">Column with partner ID</text:span><text:span text:style-name="T22">” </text:span><text:span text:style-name="T27">refers to the column in the “Partner regions”. </text:span><text:span text:style-name="T22">The parameter “</text:span><text:span text:style-name="T27">Column with all partner IDs</text:span><text:span text:style-name="T22">” </text:span><text:span text:style-name="T27">refers to the column in the “Grid points”.</text:span></text:p>
      <text:p text:style-name="P10"><text:span text:style-name="T22">The parameter “Folder with v.ecmwf.</text:span><text:span text:style-name="T27">gridpoints</text:span><text:span text:style-name="T22">” must point to the GRASS GIS addon folder “v.ecmwf.</text:span><text:span text:style-name="T27">gridpoints</text:span><text:span text:style-name="T22">”, this GRASS GIS addon will be installed by the QGIS plugin.</text:span></text:p>
      <text:h text:style-name="P19" text:outline-level="3">Update basins</text:h>
      <text:p text:style-name="P10"><text:span text:style-name="T22">The parameter “</text:span><text:span text:style-name="T27">Column with partner ID</text:span><text:span text:style-name="T22">” </text:span><text:span text:style-name="T27">refers to the column in the “Partner regions”. </text:span><text:span text:style-name="T22">The parameter “</text:span><text:span text:style-name="T27">Column with all partner IDs</text:span><text:span text:style-name="T22">” </text:span><text:span text:style-name="T27">refers to the column in the “River basins”.</text:span></text:p>
      <text:p text:style-name="P10"><text:span text:style-name="T22">The parameter “Folder with v.ecmwf.</text:span><text:span text:style-name="T27">riverbasins</text:span><text:span text:style-name="T22">” must point to the GRASS GIS addon folder “v.ecmwf.</text:span><text:span text:style-name="T27">riverbasins</text:span><text:span text:style-name="T22">”, this GRASS GIS addon will be installed by the QGIS plugin.</text:span></text:p>
      <text:p text:style-name="P7"><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z</meta:initial-creator>
    <meta:creation-date>2019-08-28T20:56:47.477514460</meta:creation-date>
    <dc:date>2019-08-28T22:34:00.827872005</dc:date>
    <dc:creator>Markus Metz</dc:creator>
    <meta:editing-duration>PT45M7S</meta:editing-duration>
    <meta:editing-cycles>12</meta:editing-cycles>
    <meta:generator>LibreOffice/6.2.6.2$Linux_X86_64 LibreOffice_project/20$Build-2</meta:generator>
    <meta:document-statistic meta:table-count="0" meta:image-count="0" meta:object-count="0" meta:page-count="2" meta:paragraph-count="30" meta:word-count="626" meta:character-count="4137" meta:non-whitespace-character-count="3541"/>
  </office:meta>
</office:document-meta>
</file>